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IBMPlexMono" svg:font-family="IBMPlexMono, 'Courier New', monospace, Consolas, 'Courier New', monospac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officeooo:rsid="0008e00c" officeooo:paragraph-rsid="0008e00c" style:font-size-asian="14pt" style:font-weight-asian="bold" style:font-size-complex="16pt" style:font-weight-complex="bold"/>
    </style:style>
    <style:style style:name="P2" style:family="paragraph" style:parent-style-name="Standard">
      <style:text-properties fo:font-size="16pt" fo:font-weight="bold" officeooo:rsid="0008e00c" officeooo:paragraph-rsid="00098560" style:font-size-asian="14pt" style:font-weight-asian="bold" style:font-size-complex="16pt" style:font-weight-complex="bold"/>
    </style:style>
    <style:style style:name="P3" style:family="paragraph" style:parent-style-name="Standard">
      <style:text-properties fo:font-size="12pt" style:text-underline-style="solid" style:text-underline-width="auto" style:text-underline-color="font-color" fo:font-weight="normal" officeooo:rsid="0008e00c" officeooo:paragraph-rsid="0008e00c" style:font-size-asian="10.5pt" style:font-weight-asian="normal" style:font-size-complex="12pt" style:font-weight-complex="normal"/>
    </style:style>
    <style:style style:name="P4" style:family="paragraph" style:parent-style-name="Standard">
      <style:text-properties officeooo:paragraph-rsid="0008e00c"/>
    </style:style>
    <style:style style:name="P5" style:family="paragraph" style:parent-style-name="Standard">
      <style:text-properties officeooo:paragraph-rsid="00098560"/>
    </style:style>
    <style:style style:name="P6" style:family="paragraph" style:parent-style-name="Standard">
      <style:text-properties fo:font-size="12pt" fo:font-style="normal" style:text-underline-style="none" fo:font-weight="normal" officeooo:rsid="0008e00c" officeooo:paragraph-rsid="0008e00c" style:font-size-asian="10.5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text-properties fo:color="#0451a5" loext:opacity="100%" style:font-name="IBMPlexMono" fo:font-size="7.19999980926514pt" fo:font-style="normal" style:text-underline-style="none" fo:font-weight="normal" officeooo:paragraph-rsid="0008e00c" fo:background-color="#ffffff" style:font-style-asian="normal" style:font-style-complex="normal"/>
    </style:style>
    <style:style style:name="P8" style:family="paragraph" style:parent-style-name="Standard">
      <style:text-properties fo:color="#0451a5" loext:opacity="100%" style:font-name="IBMPlexMono" fo:font-size="7.19999980926514pt" fo:font-style="normal" style:text-underline-style="none" fo:font-weight="normal" officeooo:paragraph-rsid="00098560" fo:background-color="#ffffff" style:font-style-asian="normal" style:font-style-complex="normal"/>
    </style:style>
    <style:style style:name="T1" style:family="text">
      <style:text-properties style:text-underline-style="none"/>
    </style:style>
    <style:style style:name="T2" style:family="text">
      <style:text-properties fo:font-style="italic" style:text-underline-style="none" style:font-style-asian="italic" style:font-style-complex="italic"/>
    </style:style>
    <style:style style:name="T3" style:family="text">
      <style:text-properties fo:font-style="italic" style:text-underline-style="none" officeooo:rsid="000a5463" style:font-style-asian="italic" style:font-style-complex="italic"/>
    </style:style>
    <style:style style:name="T4" style:family="text">
      <style:text-properties fo:font-style="normal" style:text-underline-style="none" style:font-style-asian="normal" style:font-style-complex="normal"/>
    </style:style>
    <style:style style:name="T5" style:family="text">
      <style:text-properties fo:font-style="normal" style:text-underline-style="none" officeooo:rsid="000a5463" style:font-style-asian="normal" style:font-style-complex="normal"/>
    </style:style>
    <style:style style:name="T6" style:family="text">
      <style:text-properties fo:color="#000000" loext:opacity="100%" fo:font-style="normal" style:text-underline-style="none" fo:background-color="#ffffff" loext:char-shading-value="0" style:font-style-asian="normal" style:font-style-complex="normal"/>
    </style:style>
    <style:style style:name="T7" style:family="text">
      <style:text-properties fo:color="#0451a5" loext:opacity="100%" style:font-name="IBMPlexMono" fo:font-size="7.19999980926514pt" fo:font-style="normal" style:text-underline-style="none" fo:font-weight="normal" fo:background-color="#ffffff" loext:char-shading-value="0" style:font-style-asian="normal" style:font-style-complex="normal"/>
    </style:style>
    <style:style style:name="T8" style:family="text">
      <style:text-properties fo:font-size="12pt" fo:font-style="normal" style:text-underline-style="none" fo:font-weight="normal" officeooo:rsid="0008e00c" style:font-size-asian="10.5pt" style:font-style-asian="normal" style:font-weight-asian="normal" style:font-size-complex="12pt" style:font-style-complex="normal" style:font-weight-complex="normal"/>
    </style:style>
    <style:style style:name="T9" style:family="text">
      <style:text-properties fo:font-size="12pt" style:text-underline-style="solid" style:text-underline-width="auto" style:text-underline-color="font-color" fo:font-weight="normal" officeooo:rsid="0008e00c" style:font-size-asian="10.5pt" style:font-weight-asian="normal" style:font-size-complex="12pt" style:font-weight-complex="normal"/>
    </style:style>
    <style:style style:name="T10" style:family="text">
      <style:text-properties fo:font-size="12pt" style:text-underline-style="none" fo:font-weight="normal" officeooo:rsid="0008e00c" style:font-size-asian="10.5pt" style:font-weight-asian="normal" style:font-size-complex="12pt" style:font-weight-complex="normal"/>
    </style:style>
    <style:style style:name="T11" style:family="text">
      <style:text-properties fo:font-size="12pt" style:text-underline-style="none" fo:font-weight="normal" officeooo:rsid="00098560" style:font-size-asian="10.5pt" style:font-weight-asian="normal" style:font-size-complex="12pt" style:font-weight-complex="normal"/>
    </style:style>
    <style:style style:name="T12" style:family="text">
      <style:text-properties fo:font-size="12pt" fo:font-style="italic" style:text-underline-style="none" fo:font-weight="normal" officeooo:rsid="00098560" style:font-size-asian="10.5pt" style:font-style-asian="italic" style:font-weight-asian="normal" style:font-size-complex="12pt" style:font-style-complex="italic" style:font-weight-complex="normal"/>
    </style:style>
    <style:style style:name="T13" style:family="text">
      <style:text-properties officeooo:rsid="0009856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UG 1. Endpoints for free plan at some accounts produce 105 error</text:p>
      <text:p text:style-name="P3">Description:<text:span text:style-name="T1"> </text:span><text:span text:style-name="T2">latest</text:span><text:span text:style-name="T1"> endpoint is working only with </text:span><text:span text:style-name="T2">base</text:span><text:span text:style-name="T3">=EUR</text:span><text:span text:style-name="T4">, </text:span><text:span text:style-name="T5">in other cases</text:span></text:p>
      <text:p text:style-name="P4"><text:span text:style-name="T8">returns 105 code instead of 200 with response type </text:span><text:span text:style-name="T6"> </text:span><text:span text:style-name="T7">"base_currency_access_restricted"</text:span></text:p>
      <text:p text:style-name="P3"><text:span text:style-name="T4">The same happens to </text:span><text:span text:style-name="T2">historical </text:span><text:span text:style-name="T4">endpoints</text:span></text:p>
      <text:p text:style-name="P6"/>
      <text:p text:style-name="P6"/>
      <text:p text:style-name="P1">BUG 2. Historical Endpoint for free plan at some accounts produce 302 invalid date error when the date format is correct</text:p>
      <text:p text:style-name="P3">Description:<text:span text:style-name="T1"> </text:span><text:span text:style-name="T2">historical</text:span><text:span text:style-name="T1"> endpoint (without </text:span><text:span text:style-name="T2">base</text:span><text:span text:style-name="T4"> and </text:span><text:span text:style-name="T2">symbols</text:span><text:span text:style-name="T1">) is returning 302 with “invalid date error”</text:span><text:span text:style-name="T4">,</text:span></text:p>
      <text:p text:style-name="P4"><text:span text:style-name="T8">with response info </text:span><text:span text:style-name="T6"> </text:span><text:span text:style-name="T7">"You have entered an invalid date. [Required format: date=YYYY-MM-DD]"</text:span></text:p>
      <text:p text:style-name="P7"/>
      <text:p text:style-name="P7"/>
      <text:p text:style-name="P7"/>
      <text:p text:style-name="P2">BUG <text:span text:style-name="T13">3</text:span>. <text:span text:style-name="T13">Request to Missing (incorrect)</text:span> Endpoint<text:span text:style-name="T13">s</text:span> for free plan at some accounts produce <text:span text:style-name="T13">101</text:span> <text:span text:style-name="T13">missing access key error</text:span> when the <text:span text:style-name="T13">api key is</text:span> correct</text:p>
      <text:p text:style-name="P5"><text:span text:style-name="T9">Description:</text:span><text:span text:style-name="T10"> </text:span><text:span text:style-name="T11">incorrect or missing ( say </text:span><text:span text:style-name="T12">bla-bla)</text:span><text:span text:style-name="T10"> endpoint <text:s/></text:span><text:span text:style-name="T11">used with correct api_key </text:span><text:span text:style-name="T10">is returning </text:span><text:span text:style-name="T11">101</text:span><text:span text:style-name="T10"> </text:span><text:span text:style-name="T11">status </text:span><text:span text:style-name="T8">with response info </text:span><text:span text:style-name="T6"> </text:span><text:span text:style-name="T7">"You have not supplied an API Access Key. [Required format: access_key=YOUR_ACCESS_KEY]"</text:span></text:p>
      <text:p text:style-name="P8"/>
      <text:p text:style-name="P8"/>
      <text:p text:style-name="P7"/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IBMPlexMono" svg:font-family="IBMPlexMono, 'Courier New', monospace, Consolas, 'Courier New', monospac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7-06T23:05:02.797000000</dc:date>
    <meta:editing-duration>PT44M57S</meta:editing-duration>
    <meta:editing-cycles>3</meta:editing-cycles>
    <meta:generator>LibreOffice/7.4.0.1$Windows_X86_64 LibreOffice_project/43e5fcfbbadd18fccee5a6f42ddd533e40151bcf</meta:generator>
    <meta:document-statistic meta:table-count="0" meta:image-count="0" meta:object-count="0" meta:page-count="1" meta:paragraph-count="9" meta:word-count="141" meta:character-count="937" meta:non-whitespace-character-count="801"/>
  </office:meta>
</office:document-meta>
</file>